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DejaVu Sans Mono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text-properties style:font-name="DejaVu Sans Mono" fo:font-size="11pt" style:font-size-asian="11pt" style:font-size-complex="11pt"/>
    </style:style>
    <style:style style:name="T1" style:family="text">
      <style:text-properties style:font-name="DejaVu Sans Mono" fo:font-size="11pt" style:font-size-asian="11pt" style:font-size-complex="11pt"/>
    </style:style>
    <style:style style:name="T2" style:family="text">
      <style:text-properties style:font-name="DejaVu Sans Mono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19cm" svg:height="2.032cm" svg:x="3.714cm" svg:y="4.303cm">
          <text:p text:style-name="P1"><text:span text:style-name="T1">urn:isbn:006251587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064cm" svg:height="2.032cm" svg:x="12.714cm" svg:y="4.303cm">
          <text:p text:style-name="P1"><text:span text:style-name="T1">Tim Berners-Le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8.904cm" svg:y1="5.319cm" svg:x2="12.714cm" svg:y2="5.319cm" draw:start-shape="id1" draw:start-glue-point="10" draw:end-shape="id2" draw:end-glue-point="6" svg:d="M8904 5319h3810" svg:viewBox="0 0 3811 1">
          <text:p/>
        </draw:connector>
        <draw:custom-shape draw:style-name="gr1" draw:text-style-name="P1" draw:layer="layout" svg:width="4.064cm" svg:height="2.032cm" svg:x="12.715cm" svg:y="4.304cm">
          <text:p text:style-name="P1"><text:span text:style-name="T1">Tim Berners-Le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4.318cm" svg:height="0.758cm" svg:x="9.493cm" svg:y="4.629cm">
          <draw:text-box>
            <text:p text:style-name="P3"><text:span text:style-name="T2">Créateur</text:span></text:p>
          </draw:text-box>
        </draw:frame>
        <draw:custom-shape draw:style-name="gr4" draw:text-style-name="P2" draw:layer="layout" svg:width="13.97cm" svg:height="2.794cm" svg:x="3.289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07T08:29:28.609492956</meta:creation-date>
    <dc:date>2015-12-07T09:17:50.004167385</dc:date>
    <dc:creator>Salah Eddine</dc:creator>
    <meta:editing-duration>PT44M25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